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836cm" style:rel-column-width="2175*"/>
    </style:style>
    <style:style style:name="Table1.B" style:family="table-column">
      <style:table-column-properties style:column-width="15.164cm" style:rel-column-width="859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font-weight="bold" style:font-name-asian="Times New Roman2" style:font-weight-asian="bold" style:font-name-complex="Times New Roman2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7cm" draw:z-index="0"><draw:image xlink:href="../images/0266.png" xlink:type="simple" xlink:show="embed" xlink:actuate="onLoad"/></draw:frame></text:p>
          </table:table-cell>
          <table:table-cell table:style-name="Table1.B1" office:value-type="string">
            <text:h text:style-name="P2" text:outline-level="1">Динамическая выбор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26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ыполняет процедуру выбора элемента из вектора по указанному номеру. Алгоритм работы блока:</text:p>
            <text:p text:style-name="P7"><draw:frame draw:style-name="fr3" draw:name="Object1" text:anchor-type="as-char" svg:width="12.716cm" svg:height="1.94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5"><text:span text:style-name="T2">где</text:span><text:span text:style-name="T2"><draw:frame draw:style-name="fr3" draw:name="Object2" text:anchor-type="as-char" svg:width="1.201cm" svg:height="0.621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– первых входной </text:span><text:span text:style-name="T9">скалярный</text:span><text:span text:style-name="T2"> сигнал, определяющий номер выбираемого элемента, начиная с 1;</text:span><text:span text:style-name="T2"><draw:frame draw:style-name="fr3" draw:name="Object3" text:anchor-type="as-char" svg:width="1.408cm" svg:height="0.62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– </text:span><text:span text:style-name="T3">i-</text:span><text:span text:style-name="T5">ый </text:span><text:span text:style-name="T2">элемент второго входного векторного сигнала</text:span><text:span text:style-name="T2"><draw:frame draw:style-name="fr3" draw:name="Объект1" text:anchor-type="as-char" svg:width="1.214cm" svg:height="0.62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 из которого осуществляется выборка;</text:span><text:span text:style-name="T2"><draw:frame draw:style-name="fr3" draw:name="Object4" text:anchor-type="as-char" svg:width="1.131cm" svg:height="0.549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– размерность второго входа, натуральное число.</text:span></text:p>
            <text:p text:style-name="P5"><text:span text:style-name="T1">Свойства</text:span>:</text:p>
            <text:p text:style-name="P5">Для работы блока не требуется задавать свойства.</text:p>
            <text:p text:style-name="P5"><text:span text:style-name="T7">Примечание</text:span><text:span text:style-name="T6">: б</text:span><text:span text:style-name="T4">лок </text:span>формирует <text:span text:style-name="T8">скалярный</text:span> выходной сигна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ая выборка</dc:title>
    <dc:date>2014-11-29T00:03:56.88</dc:date>
    <meta:generator>OpenOffice/4.1.1$Win32 OpenOffice.org_project/411m6$Build-9775</meta:generator>
    <meta:editing-duration>PT2H33M34S</meta:editing-duration>
    <meta:editing-cycles>62</meta:editing-cycles>
    <meta:document-statistic meta:table-count="1" meta:image-count="2" meta:object-count="5" meta:page-count="1" meta:paragraph-count="12" meta:word-count="67" meta:character-count="49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5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i>i</mi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row>
    </mrow>
    <annotation encoding="StarMath 5.0">left ldline stack {
alignl ЦИКЛ ~ i = 1 ... n #
alignl ~ ~ ЕСЛИ ~u_{1}(t) = i ~ ТО ~ y(t) = u_{2,i}(t); ~ ВЫХОД ИЗ ЦИКЛА #
alignl КОНЕЦ ЦИКЛА }
right none
</annotation>
  </semantics>
</math>
</file>

<file path=Object 6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7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